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codigoJugador</text:p>
          </table:table-cell>
          <table:table-cell office:value-type="string" calcext:value-type="string">
            <text:p>nombreJugador</text:p>
          </table:table-cell>
          <table:table-cell office:value-type="string" calcext:value-type="string">
            <text:p>numJugador</text:p>
          </table:table-cell>
          <table:table-cell office:value-type="string" calcext:value-type="string">
            <text:p>golesAnotados</text:p>
          </table:table-cell>
          <table:table-cell office:value-type="string" calcext:value-type="string">
            <text:p>numAsistencias</text:p>
          </table:table-cell>
          <table:table-cell office:value-type="string" calcext:value-type="string">
            <text:p>numAmarillas</text:p>
          </table:table-cell>
          <table:table-cell office:value-type="string" calcext:value-type="string">
            <text:p>numRojas</text:p>
          </table:table-cell>
          <table:table-cell office:value-type="string" calcext:value-type="string">
            <text:p>codigoEquip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eron You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vid Camer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ke King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ith Peter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rian Pip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e Berry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even Fergu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 Edmund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rdon Gib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son Lamber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or Graham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am Hemming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ke Ree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n Campbe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Bak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ul Hamilt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ylan Oliv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minic K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]+[.I1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ephen Nor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]+[.I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stin Davi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]+[.I2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dward Hemming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]+[.I2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evor Quin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]+[.I2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ke Hardacr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]+[.I2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tt Glov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]+[.I2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x Mill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]+[.I2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Turn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]+[.I2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cas Young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]+[.I2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vid Ogde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]+[.I2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ewart Arnol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]+[.I3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ul Skinn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]+[.I3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m Payn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]+[.I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ven Nor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]+[.I3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ke Powe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]+[.I3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im Wals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]+[.I3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ristian Blak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]+[.I3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eter Howar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]+[.I3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ewart Morri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]+[.I3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illiam Nort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]+[.I3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il Abraham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]+[.I4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in Cornis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]+[.I4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an All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]+[.I4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eith Taylo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]+[.I4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chael Tuck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]+[.I4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arry Edmund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]+[.I45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ris Car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]+[.I4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ric Morg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]+[.I4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onard Hud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]+[.I4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ulian Tuck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]+[.I4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rry Morri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]+[.I5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ric Grant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]+[.I51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ric Parson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]+[.I5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il Hud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]+[.I5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tt Vanc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]+[.I5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onard Ke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]+[.I5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ristian Colem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]+[.I5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xander Blak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]+[.I5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ul Wat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]+[.I5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hael Arnol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]+[.I5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chael Turn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]+[.I60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onathan Dunca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]+[.I6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 MacDonal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]+[.I6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arren Bow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]+[.I6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ul Alsop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]+[.I64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arles Elli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]+[.I6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ven Pool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]+[.I6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ck Church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]+[.I6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Hardacre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]+[.I6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ephen Hugh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]+[.I6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ylan Parso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]+[.I7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yan Robert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]+[.I7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tt Re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]+[.I7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tt Car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]+[.I7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lake Shor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]+[.I7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oshua Alsop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]+[.I7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ephen Underwoo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]+[.I7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rl Robert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]+[.I77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m Mackenzi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]+[.I7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il Wals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]+[.I7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eith MacLeo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]+[.I8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rry Sander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]+[.I8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ichard Lambert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]+[.I8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ominic Cornis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]+[.I8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ustin Vaugh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]+[.I8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ephen Marti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]+[.I85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iam Grant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]+[.I8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il Hamilt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]+[.I87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saac Ogde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]+[.I8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ustin Mackenzi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]+[.I8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icholas Aver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]+[.I9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meron Ly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]+[.I9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ucas Slat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]+[.I9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phen Be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]+[.I9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ewart Mill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]+[.I94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wen Simp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]+[.I95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rank Ros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]+[.I96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uke Robert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]+[.I97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yan Edmund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]+[.I9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im Ander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]+[.I9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ylan Jack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]+[.I10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lin Young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]+[.I101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an Cole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]+[.I10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an Pip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]+[.I10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ter Rei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]+[.I104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dward Hi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]+[.I105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ordon Wil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]+[.I10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am Bucklan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]+[.I10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ndon Mill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]+[.I10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hristopher Elli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]+[.I10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an Burges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]+[.I11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ephen Jam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]+[.I11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ank Pow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]+[.I11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ohn Glov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]+[.I11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iers Knox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]+[.I11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acob Hart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]+[.I115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acob Ogde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]+[.I116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ck Vanc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]+[.I11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ack Pool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]+[.I11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oseph Nas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]+[.I11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illiam All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]+[.I12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ack Sh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]+[.I12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yan Ber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]+[.I12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ephen Marsh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]+[.I12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icholas Berr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]+[.I12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tt Knox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]+[.I12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acob Manning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]+[.I12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avid Hardacr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]+[.I12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bastian Fergu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]+[.I12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ohn Macka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]+[.I12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ames Mackenzi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]+[.I130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hil Robert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]+[.I131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hil Metcalf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]+[.I13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illiam Langd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]+[.I13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oe Hart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]+[.I13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oseph Peter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]+[.I13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arry Glov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]+[.I13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ack Blak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]+[.I137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ephen Pete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]+[.I13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ndrew Johnst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]+[.I13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tt Colema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]+[.I14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aul Spring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]+[.I14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ack Dow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1]+[.I14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ephen Elli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2]+[.I14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harles Fergu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3]+[.I14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rian Mill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4]+[.I145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iam Shor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5]+[.I146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illiam Alsop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6]+[.I147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ucas Bow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7]+[.I148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ohn Ros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8]+[.I149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rank Ker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9]+[.I150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ylan Murra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0]+[.I15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hristian Lym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1]+[.I15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ebastian Gi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2]+[.I15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van Gra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3]+[.I15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lake Johnst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4]+[.I15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lin Shar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5]+[.I15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lexander Newma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6]+[.I15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eonard Metcalf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7]+[.I15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obert Sander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8]+[.I15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evin Newma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59]+[.I16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dam Parson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0]+[.I1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an Sander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1]+[.I16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rian Payn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2]+[.I16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nnor Brow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3]+[.I16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mes Aver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4]+[.I16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ichard Jone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5]+[.I16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wen Marti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6]+[.I16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ominic McLe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7]+[.I16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homas Fras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8]+[.I16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lake Cornis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69]+[.I17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eil Underwood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0]+[.I17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exander Turn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1]+[.I172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eter Ave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2]+[.I17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xander Parson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3]+[.I17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van Hardac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4]+[.I175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onard Wat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5]+[.I17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ohn Slat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6]+[.I17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an Lawre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7]+[.I178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even Mackay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8]+[.I17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an Hud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79]+[.I18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ucas Peter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0]+[.I181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avid Marti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1]+[.I18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ominic Hemming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2]+[.I183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rl Buck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3]+[.I18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ason Young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4]+[.I185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thony Hughe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5]+[.I186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arry Hi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6]+[.I187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ric Slat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7]+[.I188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eil Wrigh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8]+[.I18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ke Man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89]+[.I19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liver Dunca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0]+[.I19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ake McDonal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1]+[.I19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ichard Howar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2]+[.I19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van Abraham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3]+[.I19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even Dunc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4]+[.I195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an Welc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5]+[.I19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eonard Pater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6]+[.I197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oshua Spring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7]+[.I198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enjamin Sander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8]+[.I199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enjamin Be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99]+[.I20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liver Tuck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0]+[.I20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lan Paig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1]+[.I20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oshua Be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2]+[.I203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avin Morri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3]+[.I204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meron Slat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4]+[.I205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eonard You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5]+[.I206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lexander Dunca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6]+[.I20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nthony North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7]+[.I208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icholas Rei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8]+[.I209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acob Wals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09]+[.I210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oshua Campbe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0]+[.I211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ordon Wals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1]+[.I21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onathan Robert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2]+[.I213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eil Nola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3]+[.I21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oe Shor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4]+[.I21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eith Metcalf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5]+[.I216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ohn Hughe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6]+[.I217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drian Pater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7]+[.I218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ake Vaugh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8]+[.I219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icholas H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19]+[.I220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evor Alsop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0]+[.I221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ictor Rampling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1]+[.I22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ustin Elli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2]+[.I223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n Hud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3]+[.I224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drian King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4]+[.I225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ustin Welc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5]+[.I226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xander Cole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6]+[.I227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ames Lyma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7]+[.I228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ris Howar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8]+[.I22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iers Manning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29]+[.I230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randon Scot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0]+[.I231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oshua Stewar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1]+[.I23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nthony Bucklan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2]+[.I233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an Stewart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3]+[.I234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ewart Elli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4]+[.I235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an Thom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5]+[.I236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iers Kelly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6]+[.I237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Justin Cole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7]+[.I238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am Turn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8]+[.I239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onathan Shar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39]+[.I24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hil Peter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0]+[.I241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aul Elli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1]+[.I24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tt Quin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2]+[.I243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an Terr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3]+[.I244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m Clark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4]+[.I245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lexander Cornis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5]+[.I246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ric Vaugh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6]+[.I24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att Pullma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7]+[.I248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istian Metcalf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8]+[.I249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att Robert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49]+[.I250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ohn Jack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0]+[.I251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uke Thom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1]+[.I25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nthony Peter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2]+[.I253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van Wals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3]+[.I254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lan Hunt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4]+[.I255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im Graham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5]+[.I256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enjamin Shar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6]+[.I257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 Edmund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7]+[.I258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ohn Stewa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8]+[.I259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uke Pow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59]+[.I260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imon Elli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0]+[.I261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ichard Harri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1]+[.I262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att Black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2]+[.I26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iam Jam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3]+[.I264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Jason Ree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4]+[.I265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Joseph Metcalf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5]+[.I266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Warren Ander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6]+[.I267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njamin Jone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7]+[.I268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bastian Edmund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8]+[.I269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randon Knox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69]+[.I270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randon Wright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0]+[.I271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oris Fras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1]+[.I272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ustin Wil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2]+[.I27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ichard B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3]+[.I274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onathan Also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4]+[.I275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enjamin Gran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5]+[.I27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im Hugh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6]+[.I277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onnor Paig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7]+[.I278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chael Jam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8]+[.I279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hristian Graham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79]+[.I280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imon Green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0]+[.I281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ominic Clark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1]+[.I282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William Terry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2]+[.I283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hristian Oliv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3]+[.I28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ominic Mill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4]+[.I285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athan Smith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5]+[.I28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obert Chap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6]+[.I287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harles Simp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7]+[.I288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Oliver New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8]+[.I289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olin Hender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89]+[.I290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Harry All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0]+[.I29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lexander Forsy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1]+[.I29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att Bow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2]+[.I293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ephen Bow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3]+[.I29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hristian Robert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4]+[.I295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Joe Taylo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5]+[.I29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harles King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6]+[.I297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iers Dy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7]+[.I298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oris Payn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8]+[.I299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lake Nor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299]+[.I300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drian Glov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0]+[.I301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olin Car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1]+[.I30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obert Hender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2]+[.I303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drian Aver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3]+[.I30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im Smi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4]+[.I305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rl Ander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5]+[.I306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dward Forsyt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6]+[.I307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an Mann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7]+[.I308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ric Man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8]+[.I309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an Gran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09]+[.I310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ylan Camer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0]+[.I311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Julian Har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1]+[.I31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harles Butl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2]+[.I313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avid Fergu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3]+[.I314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iam Smit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4]+[.I315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x Kell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5]+[.I316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avid Alsop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6]+[.I317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ephen Gill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7]+[.I318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thony Fergu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8]+[.I319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eter Nash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19]+[.I320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ephen Cornis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0]+[.I321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iam Lambert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1]+[.I32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Justin Skinn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2]+[.I323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John Spring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3]+[.I324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lake Butl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4]+[.I325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Julian Elli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5]+[.I32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avin Peter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6]+[.I327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ucas Pow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7]+[.I328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harles Wals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8]+[.I329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Owen Walk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29]+[.I330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ason Walk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0]+[.I331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rank Murray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1]+[.I332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yan Harr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2]+[.I333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an Bucklan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3]+[.I334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Jacob Spring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4]+[.I335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ewart Young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5]+[.I33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lake Alsop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6]+[.I337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Adrian Slat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7]+[.I338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John Alsop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8]+[.I339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meron Robert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39]+[.I340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Jason All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0]+[.I341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eil Gi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1]+[.I34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icholas Marsha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2]+[.I343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iam Graham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3]+[.I344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eil Dow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4]+[.I345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Joseph Math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5]+[.I346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Owen Peter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6]+[.I347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William Butl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7]+[.I348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drian Grant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8]+[.I349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avid Langd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49]+[.I350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eter Murray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0]+[.I351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Keith Harr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1]+[.I35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tt Dy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2]+[.I353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evin Taylo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3]+[.I354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Julian Jame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4]+[.I355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ewart Alsop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5]+[.I356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avin MacDonal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6]+[.I357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njamin Oliv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7]+[.I358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eil Sutherl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8]+[.I359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Justin Ker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59]+[.I360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dam Ha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0]+[.I36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Oliver Nort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1]+[.I36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aul Paig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2]+[.I36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Jacob Lambert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3]+[.I364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revor Langd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4]+[.I365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Jonathan Hemming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5]+[.I366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ictor Dicken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6]+[.I367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Phil Sharp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7]+[.I368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John Morg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8]+[.I369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ndrew How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69]+[.I370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ichard Clark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0]+[.I37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chael Par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1]+[.I37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rank Ander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2]+[.I37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lexander All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3]+[.I374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saac Abraham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4]+[.I375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ustin Aver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5]+[.I376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hristopher Wilkin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6]+[.I377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wen Paig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7]+[.I378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rian Jon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8]+[.I379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uke Har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79]+[.I380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an Forsyt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0]+[.I381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Joe I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1]+[.I382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nthony Turn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2]+[.I383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Jonathan Taylo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3]+[.I384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eith Oliv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4]+[.I385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rl Inc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5]+[.I386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James Dicken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6]+[.I387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Julian Hud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7]+[.I388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icholas MacDonal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8]+[.I389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minic Sharp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89]+[.I390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Jason Jame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0]+[.I391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lexander Par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1]+[.I392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eil Marti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2]+[.I393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am Whit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3]+[.I394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im Ha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4]+[.I395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Jacob Math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5]+[.I396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Leonard Terr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6]+[.I397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Julian Van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7]+[.I398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ewart Baile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8]+[.I399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onnor Spring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399]+[.I400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lexander Pater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0]+[.I401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ominic Marti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1]+[.I402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ason Mitchell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2]+[.I403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hil Ander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3]+[.I404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ustin Whit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4]+[.I405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homas Jack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5]+[.I406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homas McGra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6]+[.I407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revor Clark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7]+[.I408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obert Re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8]+[.I409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lexander Hodg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09]+[.I410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ax Parson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0]+[.I41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nthony Gra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1]+[.I41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ichael Hender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2]+[.I413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Keith Jack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3]+[.I414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Joseph Paig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4]+[.I415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enjamin Ree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5]+[.I416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ichael McLe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6]+[.I417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ichael Whit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7]+[.I418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oris MacDonal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8]+[.I419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ucas Cornish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19]+[.I420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rl Butl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0]+[.I42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ichael Fras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1]+[.I42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acob Le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2]+[.I423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rank Butl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3]+[.I424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iam Wright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4]+[.I425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ake Pip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5]+[.I426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lan Gra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6]+[.I427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ichael McGra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7]+[.I428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Justin Jack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8]+[.I429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Dylan Pow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29]+[.I430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randon Mill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0]+[.I43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oseph Spring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1]+[.I432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rank Fras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2]+[.I433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meron Sharp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3]+[.I434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rian Aver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4]+[.I435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Joseph Fras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5]+[.I436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even Berr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6]+[.I437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Julian Oliv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7]+[.I438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ichael Morri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8]+[.I439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harles Lambert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39]+[.I440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tt Stewart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0]+[.I44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ndrew May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1]+[.I442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drian Baile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2]+[.I443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van You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3]+[.I444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ewart Peter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4]+[.I44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an Walk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5]+[.I446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icholas Hardac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6]+[.I447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Kevin Simp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7]+[.I448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Jonathan Car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8]+[.I449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rl Tuck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49]+[.I450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revor Dunc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0]+[.I45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ewart Scot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1]+[.I452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hristian Re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2]+[.I453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ean Paig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3]+[.I454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hristian Quin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4]+[.I455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meron Clark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5]+[.I456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iers Brow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6]+[.I457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Julian Payn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7]+[.I458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Isaac Ander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8]+[.I459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ax Wat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59]+[.I460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Jason Dunc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0]+[.I46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van Butl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1]+[.I462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tt Terr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2]+[.I463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hristopher Fras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3]+[.I464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Jake Nort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4]+[.I465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Kevin Stewart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5]+[.I46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Brandon Clark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6]+[.I467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Isaac Edmund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7]+[.I468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ebastian David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8]+[.I469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Julian Abraham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69]+[.I470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drian Paig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0]+[.I471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ylan Ander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1]+[.I472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ewart Gib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2]+[.I473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rian Hunt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3]+[.I474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Nicholas Be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4]+[.I475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am Sander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5]+[.I47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Julian Chap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6]+[.I477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ohn Kell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7]+[.I478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James Gi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8]+[.I479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avid Welch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79]+[.I480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Justin Churchi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0]+[.I48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Justin Campb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1]+[.I482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ean Campbe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2]+[.I483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an McGrat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3]+[.I484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Julian Hi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4]+[.I485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Victor Morri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5]+[.I486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Owen Welc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6]+[.I487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ordon Gra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7]+[.I488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dam MacLeo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8]+[.I489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Jason Vaugh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89]+[.I490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drian Metcalf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0]+[.I49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bastian Mathi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1]+[.I492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even Stewart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2]+[.I493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Edward Slat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3]+[.I494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ephen Randa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4]+[.I495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saac Elli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5]+[.I496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rl Wallac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6]+[.I497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athan Campb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7]+[.I498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Benjamin Jack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8]+[.I49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am Mill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499]+[.I500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Julian Nort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0]+[.I501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onnor Black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1]+[.I502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onathan Blak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2]+[.I503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Oliver Mill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3]+[.I50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nthony Rutherfor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4]+[.I505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Kevin Whit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5]+[.I506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Jonathan Le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6]+[.I507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am Le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7]+[.I508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ichael Morg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8]+[.I50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hil Nas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09]+[.I510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ucas Walk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0]+[.I511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ax Fras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1]+[.I512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Julian Clar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2]+[.I513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obert Terr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3]+[.I514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even Underwoo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4]+[.I515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am Dy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5]+[.I516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Peter Walk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6]+[.I517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meron Blak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7]+[.I518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Joseph Marti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8]+[.I519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eter Inc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19]+[.I520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eil Green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0]+[.I52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olin Mill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1]+[.I522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harles Berry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2]+[.I523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dam Brow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3]+[.I524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Justin Ba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4]+[.I525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Owen Inc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5]+[.I526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ean Ince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6]+[.I527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imon Scott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7]+[.I528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Warren Aver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8]+[.I529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Joshua McDonal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29]+[.I530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iers Nash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0]+[.I53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drian Nol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1]+[.I532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Owen Glov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2]+[.I533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lexander Fergu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3]+[.I534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William Thom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4]+[.I535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ichael Langd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5]+[.I536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Jacob Ker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6]+[.I537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rank Forsy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7]+[.I538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imon McLe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8]+[.I539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Neil Ker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39]+[.I540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Jonathan Be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0]+[.I54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Joseph Ros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1]+[.I542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homas Green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2]+[.I543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hristopher Fish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3]+[.I544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avid Forsyt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4]+[.I545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hristopher Wals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5]+[.I546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Andrew Churchi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6]+[.I547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lan Har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7]+[.I548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Ian Bon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8]+[.I549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Victor Dy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49]+[.I550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ul Oliv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0]+[.I55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onnor Walk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1]+[.I552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William Avery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2]+[.I553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ean Payn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3]+[.I554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olin Ros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4]+[.I555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harles Mill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5]+[.I556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John Bak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6]+[.I557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Julian Colem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7]+[.I558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Ian Turn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8]+[.I559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att H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59]+[.I560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athan Tuc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0]+[.I56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lexander Terr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1]+[.I562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obert You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2]+[.I56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hristopher Math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3]+[.I564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Paul Gran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4]+[.I56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Leonard Lamber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5]+[.I566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meron Arnol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6]+[.I567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imon Paig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7]+[.I568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obert Peak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8]+[.I569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John Welc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69]+[.I570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rl Mill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0]+[.I571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Harry Wilkin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1]+[.I572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Gavin King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2]+[.I573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dam Le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3]+[.I574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harles Johnst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4]+[.I57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ichael Gib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5]+[.I576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yan Morg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6]+[.I577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Liam Spring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7]+[.I578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an Ander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8]+[.I579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ack Russ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79]+[.I580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uke Wal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0]+[.I58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an Kell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1]+[.I582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nthony Morri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2]+[.I583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Julian New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3]+[.I584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Luke Gi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4]+[.I585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uke Blak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5]+[.I586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Dylan Tuck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6]+[.I587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ucas Scot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7]+[.I588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im Pater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8]+[.I589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Robert Parson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89]+[.I590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Isaac Campbe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0]+[.I59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lexander Mill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1]+[.I592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Lucas Sander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2]+[.I593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ustin McDonal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3]+[.I594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Gavin Graham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4]+[.I595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olin Ba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5]+[.I596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Blake Ander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6]+[.I597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minic Burges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7]+[.I598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Isaac Kno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8]+[.I599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ebastian Ros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599]+[.I600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John Black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0]+[.I60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nthony Sharp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1]+[.I602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Jake Short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2]+[.I603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ewart Newm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3]+[.I604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van Morri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4]+[.I605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imon Manning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5]+[.I606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Richard Chapm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6]+[.I607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Isaac Bow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7]+[.I608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am Bak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8]+[.I609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homas Wil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09]+[.I610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hil Car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0]+[.I61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homas Rutherfor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1]+[.I612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Jonathan Berr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2]+[.I613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rank H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3]+[.I614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Benjamin Ber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4]+[.I615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harles Alsop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5]+[.I616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Joe Burges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6]+[.I617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Joe David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7]+[.I618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Jack Clark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8]+[.I619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Blake Tuck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19]+[.I620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Luke Dy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0]+[.I621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ndrew Graham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1]+[.I622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Warren Glov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2]+[.I623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ason Underwoo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3]+[.I624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rank Lewi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4]+[.I625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Thomas Clark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5]+[.I626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Piers Metcalf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6]+[.I627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obert Thom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7]+[.I628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Adam Bucklan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8]+[.I629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ichael Chap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29]+[.I630]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an Tayl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0]+[.I631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Boris Hemming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1]+[.I632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Evan P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2]+[.I633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hil Math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3]+[.I634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Nicholas Clark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4]+[.I635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ephen Clark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5]+[.I636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hristian Dy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6]+[.I637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ndrew Ba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7]+[.I638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dam Ma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8]+[.I639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Justin Lawrenc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39]+[.I640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bastian Arnol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0]+[.I64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Julian Ogde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1]+[.I642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lexander Simp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2]+[.I643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Brian Hemming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3]+[.I644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Brandon Graham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4]+[.I645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Tim Wal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5]+[.I646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Gordon Jon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6]+[.I647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avin McDonal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7]+[.I648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Austin McGra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8]+[.I649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Jack Robert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49]+[.I650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avid Mill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0]+[.I651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ephen Hamilt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1]+[.I652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dam Butl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2]+[.I653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ordon Hart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3]+[.I654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Liam Hodg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4]+[.I655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Blake Smith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5]+[.I656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onnor MacLeo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6]+[.I657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onnor Vaugh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7]+[.I658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Justin Gray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8]+[.I659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Gavin Campbe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59]+[.I660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John Arnol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0]+[.I661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an Fras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1]+[.I662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obert Fras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2]+[.I663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Kevin McLe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3]+[.I664]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illiam Lambe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4]+[.I665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ominic Ber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5]+[.I666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iers Wil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6]+[.I667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Warren Ros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7]+[.I668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Julian Macka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8]+[.I669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rl Simp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69]+[.I670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Boris Clark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0]+[.I67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Jack Newm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1]+[.I672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Harry Russ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2]+[.I673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Thomas Peak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3]+[.I67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ul Ha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4]+[.I675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ylan Russe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5]+[.I676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rl Morg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6]+[.I677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John Cole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7]+[.I678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harles Clark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8]+[.I679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Ian Morg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79]+[.I680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ominic Grant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0]+[.I68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drian Wals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1]+[.I682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Joe Payn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2]+[.I683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ebastian Hodg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3]+[.I684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Jack Campb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4]+[.I685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Luke Chap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5]+[.I686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onnor Simp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6]+[.I687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dward Colem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7]+[.I688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Luke Rutherfor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8]+[.I689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imon Hud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89]+[.I690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John Skinn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0]+[.I691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oris Bon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1]+[.I692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Joe Colem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2]+[.I693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Luke Inc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3]+[.I694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saac Nol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4]+[.I695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ominic Walk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5]+[.I696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ebastian Camer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6]+[.I697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Alan Young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7]+[.I698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Boris H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8]+[.I699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im Shor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699]+[.I700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ominic Paig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0]+[.I701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Liam Knox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1]+[.I702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icholas Inc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2]+[.I703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David Jon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3]+[.I704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hil Walla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4]+[.I705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Brandon Hunt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5]+[.I706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meron Glov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6]+[.I707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Harry Davi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7]+[.I708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obert Wat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8]+[.I709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rank North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09]+[.I710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iam Jone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0]+[.I711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meron Smi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1]+[.I712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enjamin Scott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2]+[.I713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Warren Oliv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3]+[.I714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an Baile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4]+[.I715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David B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5]+[.I716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rl Alla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6]+[.I717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Tim Butl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7]+[.I718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Jonathan Nol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8]+[.I719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imon Oliv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19]+[.I720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att Jam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0]+[.I721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revor Chapm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1]+[.I722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Warren Rutherfor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2]+[.I723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Isaac Wat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3]+[.I724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Jason Blak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4]+[.I725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Joshua Rampling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5]+[.I726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Keith Dunc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6]+[.I727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saac Fish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7]+[.I728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ichard Aver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8]+[.I729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Oliver Powe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29]+[.I730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Victor Berry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0]+[.I731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Oliver Parson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1]+[.I732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homas Russ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2]+[.I733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Luke Newma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3]+[.I734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Joseph Baile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4]+[.I735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Leonard Campb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5]+[.I736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athan Vaugh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6]+[.I737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Trevor Hender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7]+[.I738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Tim Be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8]+[.I739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eil Thom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39]+[.I740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minic Sutherland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0]+[.I741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ric Wallac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1]+[.I742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Liam Fras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2]+[.I743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Alan Payn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3]+[.I744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Joshua Suther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4]+[.I745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Ian Ba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5]+[.I746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Joshua Hender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6]+[.I747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x Berry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7]+[.I748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Andrew Brow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8]+[.I749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Joe Ke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49]+[.I750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ean Ander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0]+[.I75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olin P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1]+[.I752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nthony Rampling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2]+[.I753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van Hemming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3]+[.I754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Boris Hunt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4]+[.I755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am Hi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5]+[.I756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revor Marti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6]+[.I757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x Hender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7]+[.I758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Oliver Taylo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8]+[.I759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olin Rutherfor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59]+[.I760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dam Payn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0]+[.I76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Boris Buck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1]+[.I762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Keith Rutherfor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2]+[.I763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ndrew Wilkin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3]+[.I764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Leonard Mill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4]+[.I765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hristian Wat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5]+[.I766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Adrian David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6]+[.I767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harles Underwoo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7]+[.I768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ustin Abraham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8]+[.I769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Peter Wil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69]+[.I770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lake Cole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0]+[.I771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am Lawren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1]+[.I772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Evan Mackenzi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2]+[.I773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onnor McLe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3]+[.I774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Julian Turn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4]+[.I775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Justin Wrigh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5]+[.I776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Lucas Jame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6]+[.I777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Evan Graham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7]+[.I778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Joseph Hamilt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8]+[.I779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oris Ander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79]+[.I780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Gavin David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0]+[.I781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Matt Hunt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1]+[.I782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Austin Wright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2]+[.I783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Alan Burges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3]+[.I784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ason Hunt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4]+[.I785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Victor Jam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5]+[.I786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Jacob Hi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6]+[.I787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Boris Churchi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7]+[.I788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Oliver Hud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8]+[.I789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Joe Nas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89]+[.I790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iers Be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0]+[.I791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homas King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1]+[.I792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Gavin Forsy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2]+[.I793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Edward Mill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3]+[.I794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Evan Bow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4]+[.I795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athan Jone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5]+[.I796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eil Dicken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6]+[.I797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Tim Nor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7]+[.I798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uke Forsyt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8]+[.I799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Victor Robert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799]+[.I800]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imon Edmund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0]+[.I801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im Robert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1]+[.I802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Joshua Manning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2]+[.I803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James Johnst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3]+[.I80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van All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4]+[.I805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Kevin Mill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5]+[.I806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Oliver Wat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6]+[.I807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olin Walk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7]+[.I808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Frank Gib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8]+[.I809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Kevin Underwoo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09]+[.I810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ephen Morg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0]+[.I811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Julian Nol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1]+[.I812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Keith Morg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2]+[.I813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lake Underwoo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3]+[.I81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Edward Abraham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4]+[.I815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Ian Camer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5]+[.I816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Neil Ma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6]+[.I817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Gavin Bo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7]+[.I818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Warren Ker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8]+[.I819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Nathan Ogde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19]+[.I820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Alan Nort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0]+[.I82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revor Pull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1]+[.I822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x Mackay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2]+[.I823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Adrian Lym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3]+[.I824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enjamin Marti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4]+[.I825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Luke Robert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5]+[.I826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hil May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6]+[.I827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Gavin Skinn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7]+[.I828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Gordon Vanc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8]+[.I829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Michael Graham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29]+[.I830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Warren Dicken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0]+[.I83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Jake G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1]+[.I832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eter Welc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2]+[.I833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James Wilkin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3]+[.I834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Liam Skinn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4]+[.I83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harles Taylo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5]+[.I836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Thomas Pater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6]+[.I837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hristopher Butl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7]+[.I838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randon Oliv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8]+[.I839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Trevor In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39]+[.I840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Boris Underwoo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0]+[.I84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Alan Lambert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1]+[.I842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ewart Dowd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2]+[.I843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Gordon Fish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3]+[.I844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Lucas Graham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4]+[.I845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oshua Marsha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5]+[.I846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obert Be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6]+[.I847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rl Parson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7]+[.I848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randon Blak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8]+[.I849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an Fergu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49]+[.I850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Andrew Whit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0]+[.I85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ewart Pip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1]+[.I852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Ian Wal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2]+[.I853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James Clark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3]+[.I854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rl Terr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4]+[.I855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Edward Edmund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5]+[.I856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rl L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6]+[.I857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William Churchi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7]+[.I858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Liam Fish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8]+[.I859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Jason Campb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59]+[.I860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Dominic Tuck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0]+[.I861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Trevor Hill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1]+[.I862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Max Harri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2]+[.I863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David Kelly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3]+[.I864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Adam Abraham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4]+[.I865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Nathan Mathi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5]+[.I866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hristian Powe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6]+[.I867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Oliver Camer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7]+[.I868]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Paul Ke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8]+[.I869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Phil Paig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69]+[.I870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John Nash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0]+[.I87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Oliver Robert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1]+[.I872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Ian Blak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2]+[.I873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Brandon McGrat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3]+[.I874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Peter Russe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4]+[.I875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Liam Davi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5]+[.I876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Brandon North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6]+[.I877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Eric Morri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7]+[.I878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ordon Vaugh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8]+[.I879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Jason Wallac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79]+[.I880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Benjamin Glov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0]+[.I88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ndrew New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1]+[.I882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Phil Simp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2]+[.I883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Ryan Spring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3]+[.I884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Piers Hugh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4]+[.I885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an Mackenzi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5]+[.I886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ebastian Hunt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6]+[.I887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Tim Taylo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7]+[.I888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Jonathan Bucklan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8]+[.I889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athan Simp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89]+[.I890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Lucas Hi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0]+[.I891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aul Dow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1]+[.I892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Ian Skinn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2]+[.I893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Nathan Kell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3]+[.I894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Jack Le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4]+[.I895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van Sho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5]+[.I896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Phil Harri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6]+[.I897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Alexander Dow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7]+[.I898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James Smi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8]+[.I899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avid Peter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899]+[.I900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Trevor Hamilt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0]+[.I901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an Simp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1]+[.I902]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lin MacDonal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2]+[.I903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Benjamin Shor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3]+[.I904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eter P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4]+[.I905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Adrian Edmund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5]+[.I906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Andrew Ros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6]+[.I907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Ryan Peak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7]+[.I908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meron Va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8]+[.I909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aul Bucklan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09]+[.I910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Lucas Abraham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0]+[.I911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Isaac Skinn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1]+[.I912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Luke Pullm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2]+[.I913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Anthony Johnst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3]+[.I914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Isaac Sharp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4]+[.I915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hristopher Glov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5]+[.I916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Piers Jame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6]+[.I917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David Tuc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7]+[.I918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Liam Black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8]+[.I919]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Richard Hunt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19]+[.I920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imon Marti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0]+[.I921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Oliver Terr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1]+[.I922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even Re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2]+[.I923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lake Brow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3]+[.I924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ebastian Walk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4]+[.I925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ewart Randa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5]+[.I926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Jason Clark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6]+[.I927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chael Robert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7]+[.I928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Paul Dunc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8]+[.I929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am Spring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29]+[.I930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Max Pip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0]+[.I931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Joshua Gib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1]+[.I932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ephen Cole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2]+[.I933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iers Turn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3]+[.I934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Ian Black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4]+[.I935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Joseph Bow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5]+[.I936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even Gib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6]+[.I937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minic Metcalf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7]+[.I938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Tim P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8]+[.I939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onnor Thom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39]+[.I940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even Glov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0]+[.I941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Joseph Wals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1]+[.I942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Jacob Grant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2]+[.I943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Nathan Short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3]+[.I944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Joe Terr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4]+[.I945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Eric New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5]+[.I946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ebastian Berr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6]+[.I947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rank Vaugh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7]+[.I948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ylan Mackay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8]+[.I949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am Randa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49]+[.I950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harles Gray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0]+[.I951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Jacob Hemming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1]+[.I952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hil Pater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2]+[.I953]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Liam Newm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3]+[.I954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Alexander Fish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4]+[.I955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Adrian Mill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5]+[.I956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Anthony Murra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6]+[.I957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Dominic Bucklan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7]+[.I958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Brian Mill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8]+[.I959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Owen Butl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59]+[.I960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Trevor Wilkin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0]+[.I961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Max Campb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1]+[.I962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Ian McDonal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2]+[.I963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even Lawrenc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3]+[.I964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ean Hardacr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4]+[.I965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James Black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5]+[.I966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iers Thom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6]+[.I967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rl Mill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7]+[.I968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Michael Dow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8]+[.I969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Benjamin Mackenzi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69]+[.I970]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an Parso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0]+[.I971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meron Marti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1]+[.I972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Jason Gi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2]+[.I973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Brian Wilkin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3]+[.I974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Brandon Pow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4]+[.I975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Harry Campbe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5]+[.I976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ordon Whit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6]+[.I977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rl Wilkin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7]+[.I978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hristopher Davie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8]+[.I979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Evan Bak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79]+[.I980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Dan Sho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0]+[.I981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Victor Kelly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1]+[.I982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even Scott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2]+[.I983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Lucas Taylo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3]+[.I984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harles Hud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4]+[.I985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John Langd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5]+[.I986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Edward Wilkin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6]+[.I987]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Ian Pater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7]+[.I988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hristopher Smi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8]+[.I989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Gavin Marsh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89]+[.I990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Paul Pater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0]+[.I991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Joseph B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1]+[.I992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Lucas Clark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2]+[.I993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icholas Robert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3]+[.I994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ebastian Terry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4]+[.I995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Austin Bak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5]+[.I996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Neil Hugh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6]+[.I997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ustin Slat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7]+[.I998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James Le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8]+[.I999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oe Pater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999]+[.I1000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tewart Smi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0]+[.I1001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am Rutherfor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1]+[.I1002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ichard Stewart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2]+[.I1003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rian Nort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3]+[.I1004]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Joe Paig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4]+[.I1005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lake Le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5]+[.I1006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Brian Rand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6]+[.I1007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Phil Dicken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7]+[.I100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Blake Lawrenc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8]+[.I100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Austin Fish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09]+[.I101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eonard Lawre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0]+[.I101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Stephen Mitche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1]+[.I1012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Warren Pow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2]+[.I101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harles Hugh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3]+[.I101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randon Fergu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4]+[.I1015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William Wat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5]+[.I1016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William Morri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6]+[.I1017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Nicholas Randa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7]+[.I101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John Hamilt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8]+[.I101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Blake Nol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19]+[.I102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Andrew Clark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0]+[.I102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Christian Parso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1]+[.I1022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Adrian Ros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2]+[.I1023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Alexander Wrigh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3]+[.I1024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Benjamin Dy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4]+[.I1025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Isaac Smit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5]+[.I1026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avin Mackenzi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6]+[.I1027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ylan Baile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7]+[.I1028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ordon Pool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8]+[.I1029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Nicholas Harr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29]+[.I1030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Thomas Spring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0]+[.I1031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Gordon Underwoo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1]+[.I1032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Phil Welch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2]+[.I1033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James Clark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3]+[.I1034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Liam Hunt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4]+[.I1035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tewart Mathi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5]+[.I1036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Gordon King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6]+[.I1037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Peter Sharp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7]+[.I1038]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Nicholas Clar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8]+[.I1039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icholas MacLeo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39]+[.I1040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am Jon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0]+[.I104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Blake Newm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1]+[.I1042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Jason Forsyt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2]+[.I1043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Anthony McDonald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3]+[.I1044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Boris Kell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4]+[.I1045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Robert Harri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5]+[.I1046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Lucas Gi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6]+[.I1047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Harry Avery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7]+[.I1048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Sean Ree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8]+[.I1049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Joe Mathi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49]+[.I1050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obert Sharp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0]+[.I105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Luke Lambert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1]+[.I1052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Sam Wat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2]+[.I1053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Kevin Graham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3]+[.I1054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arl Arnold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4]+[.I1055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Stephen Welc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5]+[.I1056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Luke Hi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6]+[.I1057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Stephen Langd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7]+[.I1058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Piers Skinn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8]+[.I1059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Victor Marti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59]+[.I1060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Alexander Howard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0]+[.I1061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Blake Macka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1]+[.I1062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Alexander Arnol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2]+[.I1063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avid Spring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3]+[.I1064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Victor David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4]+[.I1065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Nathan Bucklan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5]+[.I1066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Tim Mill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6]+[.I1067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Jacob MacDonal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7]+[.I1068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Jake Baile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8]+[.I1069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Sebastian Dy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69]+[.I1070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Alan Clark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0]+[.I1071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Joshua Reid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1]+[.I1072]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Connor MacDonal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2]+[.I1073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Paul Russe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3]+[.I1074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Isaac David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4]+[.I1075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Luke Russ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5]+[.I1076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Joshua Jone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6]+[.I1077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Neil MacDonald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7]+[.I1078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Dominic Underwoo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8]+[.I1079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Boris Skinn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79]+[.I1080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Sean Ma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0]+[.I1081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njamin Smi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1]+[.I1082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Justin Smith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2]+[.I1083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Justin Ander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3]+[.I1084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Robert Wallac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4]+[.I1085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Tim Gra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5]+[.I1086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Colin Harri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6]+[.I1087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Warren May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7]+[.I1088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Anthony Cornis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8]+[.I1089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Leonard Ba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89]+[.I1090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Jake Elli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0]+[.I1091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harles Morri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1]+[.I1092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James Terr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2]+[.I1093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Liam Terr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3]+[.I1094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Jason Camer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4]+[.I1095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Jake Wals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5]+[.I1096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Gordon Re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6]+[.I1097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Julian Camer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7]+[.I1098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ylan Skinn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8]+[.I1099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Owen Black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099]+[.I1100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John Hunt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0]+[.I1101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Steven Buck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1]+[.I1102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John Hemming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2]+[.I1103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Christopher Robert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3]+[.I1104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Jacob Ree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4]+[.I1105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Matt Par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5]+[.I1106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Owen Fras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6]+[.I1107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Peter McGra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7]+[.I1108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Alan Rand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8]+[.I1109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Neil Pater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09]+[.I1110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Connor Hender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0]+[.I1111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Jason Glov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1]+[.I1112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dam Murra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2]+[.I1113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Jacob MacLeo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3]+[.I1114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Eric Abraham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4]+[.I1115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Benjamin Lewi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5]+[.I1116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Ian Manning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6]+[.I1117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Brian McLe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7]+[.I1118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Matt All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8]+[.I1119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ndrew All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19]+[.I1120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Luke Quin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0]+[.I1121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Richard Ros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1]+[.I1122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Richard Langd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2]+[.I1123]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harles Macka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3]+[.I1124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Liam Whit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4]+[.I1125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Oliver Johnst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5]+[.I1126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James Pip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6]+[.I1127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Richard Slat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7]+[.I1128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Dan Parson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8]+[.I1129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an Morri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29]+[.I1130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Charles Jack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0]+[.I1131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avid Rampling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1]+[.I1132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icholas Har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2]+[.I1133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Justin Lambe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3]+[.I1134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Robert Jone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4]+[.I1135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Oliver Hamilt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5]+[.I1136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Justin Turn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6]+[.I1137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Thomas Peter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7]+[.I1138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Ryan King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8]+[.I1139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Nicholas Ma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39]+[.I1140]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Frank Hugh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0]+[.I1141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Colin Elli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1]+[.I1142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Thomas Inc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2]+[.I1143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Julian Skinn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3]+[.I1144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lexander Gib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4]+[.I1145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Harry McGrat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5]+[.I1146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Joshua Wil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6]+[.I1147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Lucas Black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7]+[.I1148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Steven Howard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8]+[.I1149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Connor Clark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49]+[.I1150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onnor Bow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0]+[.I115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Jason Simp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1]+[.I1152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Harry Walk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2]+[.I1153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Gordon Paig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3]+[.I1154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Thomas Mitche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4]+[.I1155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William Pip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5]+[.I1156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Jacob Ly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6]+[.I1157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Adam Also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7]+[.I1158]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yan Wallac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8]+[.I1159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Andrew Bon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59]+[.I1160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Stewart Kell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0]+[.I1161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ameron Hughe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1]+[.I1162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Jake Hunt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2]+[.I1163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Gavin Ree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3]+[.I1164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Ian Clark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4]+[.I1165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James Howard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5]+[.I1166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Trevor Gran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6]+[.I1167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dam Chapm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7]+[.I1168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Jacob Gib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8]+[.I1169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Evan Randa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69]+[.I1170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Joe Chap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0]+[.I1171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Warren Rei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1]+[.I1172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Frank Clark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2]+[.I1173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ustin Robert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3]+[.I1174]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Liam Berr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4]+[.I1175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Luke Johnst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5]+[.I1176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Warren Fras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6]+[.I1177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Sebastian Peter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7]+[.I1178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Gavin McGrat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8]+[.I1179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Jacob Vaugha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79]+[.I1180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an Baile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0]+[.I1181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Jonathan Forsyt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1]+[.I1182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Lucas Manning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2]+[.I1183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Colin Mackenzi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3]+[.I1184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Joseph Clark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4]+[.I1185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Owen Nash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5]+[.I1186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Gordon Grant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6]+[.I1187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Cameron Paig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7]+[.I1188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eter Nor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8]+[.I1189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Gordon Wal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89]+[.I1190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Julian Hemming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0]+[.I1191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Isaac Pete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1]+[.I1192]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Keith Macka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2]+[.I1193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Ian Howar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3]+[.I1194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Brian Russ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4]+[.I1195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olin Metcalf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5]+[.I1196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Richard Campbe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6]+[.I1197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an Robert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7]+[.I1198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Jason Ba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8]+[.I1199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Adrian Brow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199]+[.I1200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att Ker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0]+[.I1201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Harry Scot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1]+[.I1202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Eric Clark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2]+[.I1203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Brandon McLe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3]+[.I1204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Charles Blak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4]+[.I1205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Julian Dunc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5]+[.I1206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Eric Campbe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6]+[.I1207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an Inc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7]+[.I1208]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Leonard Marti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8]+[.I1209]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onathan Gra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09]+[.I1210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Edward Berr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0]+[.I1211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Nicholas Mill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1]+[.I1212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Kevin Mitch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2]+[.I1213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iers Hodg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3]+[.I1214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Kevin Hodge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4]+[.I1215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Richard Pullm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5]+[.I1216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Jonathan Dy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6]+[.I1217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thony Parson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7]+[.I1218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Ryan Gra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8]+[.I1219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Keith Hardacr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19]+[.I1220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am Rei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0]+[.I1221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Joshua Hi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1]+[.I1222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Isaac Vaugh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2]+[.I1223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Isaac Pull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3]+[.I1224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Warren Metcalf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4]+[.I1225]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Steven Ogde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5]+[.I1226]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Stephen Math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6]+[.I1227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Jonathan Pullma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7]+[.I1228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Robert Marti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8]+[.I1229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Warren Lawrenc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29]+[.I1230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Kevin Dy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0]+[.I1231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Isaac Welc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1]+[.I1232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ameron Mathi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2]+[.I1233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arl Skinn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3]+[.I1234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Trevor Green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4]+[.I1235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Jason Le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5]+[.I1236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Dylan All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6]+[.I1237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Stewart King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7]+[.I1238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hristian Tuck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8]+[.I1239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an Dow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39]+[.I1240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David Brow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0]+[.I1241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Neil Hodg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1]+[.I1242]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Neil Lym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2]+[.I1243]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an MacDonal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3]+[.I1244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Gavin Gib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4]+[.I1245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Justin Slat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5]+[.I1246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Connor Marsha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6]+[.I1247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Ian Jon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7]+[.I1248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Anthony Quin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8]+[.I1249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Michael Wallac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49]+[.I1250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Tim Mitch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0]+[.I1251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Leonard Cole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1]+[.I1252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olin Dow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2]+[.I1253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Adam Edmund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3]+[.I1254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Tim MacDonal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4]+[.I1255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Simon Mathi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5]+[.I1256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Dan Payn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6]+[.I1257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Benjamin Gib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7]+[.I1258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Stephen Campbe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8]+[.I1259]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Alan Hugh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59]+[.I1260]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Colin Man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0]+[.I1261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James Peter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1]+[.I1262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Nathan Rampling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2]+[.I1263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Trevor Campb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3]+[.I1264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Sam Davi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4]+[.I1265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Sean Lawre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5]+[.I1266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Alan Alsop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6]+[.I1267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Alan Davie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7]+[.I1268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Kevin Peak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8]+[.I1269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Adrian Thom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69]+[.I1270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James Lawrenc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0]+[.I1271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Phil Buck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1]+[.I1272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eil McGra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2]+[.I1273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oshua Young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3]+[.I1274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Nicholas Hamilt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4]+[.I1275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Michael Ly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5]+[.I1276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Colin Edmund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6]+[.I1277]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Frank MacDonal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7]+[.I1278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Benjamin Lambe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8]+[.I1279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Warren Lamber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79]+[.I1280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Warren Dy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0]+[.I1281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Boris Lawren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1]+[.I1282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olin MacLeo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2]+[.I1283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Gordon Morg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3]+[.I1284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Victor B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4]+[.I1285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Neil Le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5]+[.I1286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Keith Mackenzi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6]+[.I1287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revor Berry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7]+[.I1288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an Thom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8]+[.I1289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Liam Simp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89]+[.I1290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tewart Hemming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0]+[.I1291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Richard Young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1]+[.I1292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Jacob Alsop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2]+[.I1293]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Keith Campb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3]+[.I1294]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Jacob Ave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4]+[.I1295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vid Ha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5]+[.I1296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Alexander Pullm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6]+[.I1297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Ian Mitch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7]+[.I1298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Evan Stewart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8]+[.I1299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Max Fergu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299]+[.I1300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Jacob Parson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0]+[.I130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Anthony Marti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1]+[.I1302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Phil Bell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2]+[.I1303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Liam Parson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3]+[.I1304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Harry Whit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4]+[.I1305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teven Short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5]+[.I1306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Benjamin Bucklan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6]+[.I1307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Christian Mill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7]+[.I1308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Victor Pull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8]+[.I1309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Frank Welc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09]+[.I1310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dward Smit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0]+[.I1311]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Jake Knox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1]+[.I1312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Christian Peter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2]+[.I1313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an Mill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3]+[.I1314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Joe Jame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4]+[.I1315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Justin Short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5]+[.I1316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Charles Peak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6]+[.I1317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Brian Dow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7]+[.I1318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Gavin Alla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8]+[.I1319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imon Pool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19]+[.I1320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Jonathan Fish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0]+[.I1321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Evan Robert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1]+[.I1322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Ian Gray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2]+[.I1323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oseph Gra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3]+[.I1324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Owen Parson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4]+[.I1325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tewart Bon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5]+[.I1326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oseph Ly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6]+[.I1327]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Owen Hardac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7]+[.I1328]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avid Parson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8]+[.I1329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Jake Langd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29]+[.I1330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Oliver Jam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0]+[.I133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Jonathan Graham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1]+[.I1332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Richard Skinn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2]+[.I1333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Jacob Elli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3]+[.I1334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Liam Arnol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4]+[.I1335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Adam Wilkin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5]+[.I1336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tewart Chap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6]+[.I1337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am Fergu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7]+[.I1338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Piers Welch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8]+[.I1339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Blake Vanc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39]+[.I1340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oe Lewi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0]+[.I134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Leonard H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1]+[.I1342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Joshua Wilkin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2]+[.I1343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teven Wallac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3]+[.I1344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Christian Brow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4]+[.I1345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Alexander Wal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5]+[.I1346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Blake Kno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6]+[.I1347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Brian Morg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7]+[.I1348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onathan Johnst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8]+[.I1349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Jake Walla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49]+[.I1350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am Rampling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0]+[.I135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enjamin Dow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1]+[.I1352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Phil Oliv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2]+[.I1353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Joe Morri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3]+[.I1354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Michael Wilkin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4]+[.I1355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Keith Morri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5]+[.I1356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Joshua Churchi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6]+[.I1357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Richard Inc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7]+[.I1358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tewart Ker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8]+[.I1359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Adam Wal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59]+[.I1360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tewart Blak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0]+[.I136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Isaac Jack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1]+[.I1362]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teven Davi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2]+[.I1363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obert Skinn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3]+[.I1364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Cameron Par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4]+[.I1365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Nicholas Murra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5]+[.I1366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tephen Mackay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6]+[.I1367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Brian Camer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7]+[.I1368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Keith Inc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8]+[.I1369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Isaac Gi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69]+[.I1370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Victor Young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0]+[.I1371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Brian Stewa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1]+[.I1372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Nicholas Lawrenc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2]+[.I1373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bastian Ker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3]+[.I1374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Alan Wals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4]+[.I1375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Phil MacLeo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5]+[.I1376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Gordon Smit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6]+[.I1377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Keith Payn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7]+[.I1378]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William Bow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8]+[.I1379]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ylan Abraha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79]+[.I1380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Blake Davi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0]+[.I1381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Justin Paig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1]+[.I1382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imon Sutherlan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2]+[.I1383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Jonathan Fergu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3]+[.I1384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Phil King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4]+[.I1385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Colin Blak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5]+[.I1386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Ryan Quin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6]+[.I1387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Alexander Johnst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7]+[.I1388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Jack Camer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8]+[.I1389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Victor Mill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89]+[.I1390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Harry Graham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0]+[.I1391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Cameron Nor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1]+[.I1392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att Simp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2]+[.I1393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Keith Hunt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3]+[.I1394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John Wals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4]+[.I1395]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arry MacLeo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5]+[.I1396]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Austin Colema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6]+[.I1397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Christopher Marsh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7]+[.I1398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William Kell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8]+[.I1399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Edward Sander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399]+[.I1400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Charles Murray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0]+[.I1401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Paul Car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1]+[.I1402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Benjamin Cornis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2]+[.I1403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Frank Terr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3]+[.I1404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Justin Gib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4]+[.I1405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Cameron Knox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5]+[.I1406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Brian Metcalf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6]+[.I1407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Joe North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7]+[.I1408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ylan Bucklan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8]+[.I1409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Jacob Hardacr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09]+[.I1410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Sebastian White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10]+[.I1411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Dan Langd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H1411]+[.I1412]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eron You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vid Camer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ke King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ith Peter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rian Pip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e Berry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even Fergu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 Edmund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rdon Gib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son Lamber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or Graham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am Hemming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ke Ree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n Campbe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Bak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ul Hamilt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ylan Oliv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ominic K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ephen Nor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stin Davi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dward Hemming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evor Quin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lake Hardacr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tt Glov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x Mill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Turn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cas Young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vid Ogde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ewart Arnol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ul Skinn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m Payn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ven Nor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ke Powe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im Wals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ristian Blak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eter Howar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ewart Morri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illiam Nort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il Abraham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in Cornis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an All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eith Taylo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chael Tuck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arry Edmund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ris Car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ric Morg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onard Hud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ulian Tuck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rry Morri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ric Grant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ric Parson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eil Hud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tt Vanc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onard Ke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ristian Colem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exander Blak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ul Wat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ichael Arnol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chael Turn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onathan Dunca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 MacDonal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arren Bow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ul Alsop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arles Elli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ven Pool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ck Church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Hardacre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ephen Hugh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ylan Parso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yan Robert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tt Re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tt Car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lake Shor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oshua Alsop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tephen Underwoo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rl Robert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m Mackenzi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il Wals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eith MacLeo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rry Sander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ichard Lambert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ominic Cornis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ustin Vaugh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tephen Marti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iam Grant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il Hamilt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saac Ogde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ustin Mackenzi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icholas Aver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meron Ly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ucas Slat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phen Be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tewart Mill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Owen Simp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rank Ros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uke Robert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yan Edmund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im Ander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ylan Jack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lin Young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an Cole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an Pip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ter Rei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dward Hi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ordon Wil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am Bucklan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ndon Mill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hristopher Elli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an Burges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tephen Jam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rank Pow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John Glov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iers Knox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Jacob Hart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Jacob Ogde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ck Vanc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ack Pool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oseph Nas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William All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ack Sh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yan Ber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ephen Marsh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icholas Berr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tt Knox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acob Manning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avid Hardacr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bastian Fergu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John Macka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ames Mackenzi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hil Robert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hil Metcalf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William Langd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oe Hart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oseph Peter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arry Glov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ack Blak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ephen Pete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ndrew Johnst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tt Colema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aul Spring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ack Dow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ephen Elli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harles Fergu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rian Mill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Liam Shor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illiam Alsop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ucas Bow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ohn Ros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rank Ker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ylan Murra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hristian Lym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ebastian Gi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Evan Gra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lake Johnst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lin Shar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lexander Newma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eonard Metcalf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obert Sander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evin Newma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dam Parson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an Sander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rian Payn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nnor Brow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mes Aver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ichard Jone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wen Marti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ominic McLe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homas Fras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lake Cornis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eil Underwood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exander Turn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eter Ave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exander Parson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van Hardac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onard Wat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ohn Slat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an Lawre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even Mackay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an Hud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ucas Peter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avid Marti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ominic Hemming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rl Buck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ason Young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thony Hughe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arry Hi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ric Slat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eil Wrigh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uke Man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Oliver Dunca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Jake McDonal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ichard Howar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van Abraham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teven Dunc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an Welc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eonard Pater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oshua Spring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enjamin Sander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enjamin Be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Oliver Tuck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lan Paig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oshua Be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avin Morri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meron Slat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eonard You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lexander Dunca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nthony North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icholas Rei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acob Wals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oshua Campbe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ordon Wals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onathan Robert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Neil Nola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oe Shor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eith Metcalf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ohn Hughe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drian Pater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ake Vaugh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icholas H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evor Alsop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ictor Rampling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ustin Elli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n Hud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drian King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ustin Welc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lexander Cole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ames Lyma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ris Howar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iers Manning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randon Scot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oshua Stewar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nthony Bucklan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an Stewart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ewart Elli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an Thom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iers Kelly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Justin Cole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am Turn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onathan Shar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hil Peter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aul Elli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att Quin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an Terr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am Clark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lexander Cornis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ric Vaugh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att Pullma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istian Metcalf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att Robert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ohn Jack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Luke Thom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nthony Peter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Evan Wals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lan Hunt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im Graham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enjamin Shar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 Edmund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ohn Stewa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Luke Pow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imon Elli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ichard Harri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att Black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iam Jam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Jason Ree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Joseph Metcalf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Warren Ander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njamin Jone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bastian Edmund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randon Knox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randon Wright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oris Fras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ustin Wil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ichard B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Jonathan Also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enjamin Gran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im Hugh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onnor Paig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chael Jam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hristian Graham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imon Green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ominic Clark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William Terry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hristian Oliv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ominic Mill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athan Smith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obert Chap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harles Simp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Oliver New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olin Hender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Harry All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lexander Forsy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att Bow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tephen Bow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hristian Robert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Joe Taylo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harles King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iers Dy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Boris Payn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lake Nor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drian Glov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olin Car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Robert Hender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drian Aver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im Smi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rl Ander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dward Forsyt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an Mann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ric Man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an Gran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ylan Camer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Julian Harr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harles Butl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avid Fergu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iam Smit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ax Kell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avid Alsop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ephen Gill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thony Fergu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eter Nash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tephen Cornis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iam Lambert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Justin Skinn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John Spring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Blake Butl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Julian Elli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avin Peter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ucas Pow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harles Wals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Owen Walk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ason Walk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rank Murray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Ryan Harr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an Bucklan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Jacob Spring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tewart Young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lake Alsop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Adrian Slat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John Alsop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meron Robert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Jason All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eil Gi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icholas Marsha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iam Graham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eil Dow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Joseph Mathi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Owen Peter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William Butl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drian Grant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avid Langd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eter Murray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Keith Harr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tt Dy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evin Taylo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Julian Jame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ewart Alsop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avin MacDonal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njamin Oliv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eil Sutherl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Justin Ker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dam Ha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Oliver Nort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aul Paig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Jacob Lambert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revor Langd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Jonathan Hemming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ictor Dicken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Phil Sharp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John Morg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Andrew How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ichard Clark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chael Par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rank Ander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lexander All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saac Abraham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ustin Aver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hristopher Wilkin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wen Paig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rian Jon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uke Har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Dan Forsyt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Joe I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nthony Turn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Jonathan Taylo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eith Oliv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rl Inc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James Dicken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Julian Hud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icholas MacDonal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ominic Sharp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Jason Jame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lexander Par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eil Marti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am Whit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im Ha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Jacob Math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Leonard Terr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Julian Van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ewart Baile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onnor Spring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lexander Pater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ominic Marti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Jason Mitchell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hil Ander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ustin Whit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homas Jack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homas McGra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revor Clark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obert Re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lexander Hodg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ax Parson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nthony Gra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ichael Hender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Keith Jack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Joseph Paig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enjamin Ree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ichael McLe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ichael Whit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oris MacDonal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ucas Cornish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rl Butl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ichael Fras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acob Le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rank Butl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iam Wright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ake Pip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lan Gra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ichael McGra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Justin Jack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Dylan Pow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randon Mill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oseph Spring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rank Fras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meron Sharp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rian Aver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Joseph Fras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teven Berr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Julian Oliv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ichael Morri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harles Lambert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tt Stewart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ndrew May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drian Baile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van You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tewart Peter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an Walk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icholas Hardac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Kevin Simp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Jonathan Car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rl Tuck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revor Dunc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tewart Scot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hristian Re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ean Paig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hristian Quin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meron Clark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iers Brow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Julian Payn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Isaac Ander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ax Wat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Jason Dunc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van Butl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tt Terr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hristopher Fras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Jake Nort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Kevin Stewart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Brandon Clark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Isaac Edmund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ebastian David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Julian Abraham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drian Paig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Dylan Ander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tewart Gib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rian Hunt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Nicholas Be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am Sander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Julian Chap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John Kell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James Gi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avid Welch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Justin Churchi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Justin Campb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ean Campbe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an McGrat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Julian Hi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Victor Morri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Owen Welc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ordon Gra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dam MacLeo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Jason Vaugh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drian Metcalf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bastian Mathi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teven Stewart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Edward Slat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tephen Randa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saac Elli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rl Wallac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athan Campb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Benjamin Jack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am Mill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Julian Nort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onnor Black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onathan Blak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Oliver Mill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nthony Rutherfor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Kevin Whit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Jonathan Le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am Le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ichael Morg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hil Nas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ucas Walk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ax Fras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Julian Clar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obert Terr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teven Underwoo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am Dy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Peter Walk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meron Blak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Joseph Marti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eter Inc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eil Green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olin Mill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harles Berry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dam Brow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Justin Ba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Owen Inc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ean Ince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imon Scott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Warren Aver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Joshua McDonal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iers Nash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drian Nol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Owen Glov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lexander Fergu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William Thom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ichael Langd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Jacob Ker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rank Forsy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imon McLe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Neil Ker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Jonathan Be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Joseph Ros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homas Green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hristopher Fish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avid Forsyt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hristopher Wals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Andrew Churchi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lan Harri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Ian Bon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Victor Dy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ul Oliv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onnor Walk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William Avery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ean Payn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olin Ros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harles Mill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John Bak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Julian Colem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Ian Turn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att H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athan Tuc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lexander Terr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obert You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hristopher Math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Paul Gran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Leonard Lamber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meron Arnol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imon Paig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obert Peak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John Welc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rl Mill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Harry Wilkin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Gavin King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dam Le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harles Johnst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ichael Gib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yan Morg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Liam Spring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an Ander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ack Russ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Luke Wal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an Kell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nthony Morri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Julian New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Luke Gi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Luke Blak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Dylan Tuck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ucas Scott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im Pater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Robert Parson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Isaac Campbe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lexander Mill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Lucas Sander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ustin McDonal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Gavin Graham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olin Ba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Blake Ander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ominic Burges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Isaac Kno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ebastian Ros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John Black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nthony Sharp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Jake Short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tewart Newm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van Morri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imon Manning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Richard Chapm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Isaac Bow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am Bak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homas Wil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hil Car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homas Rutherfor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Jonathan Berr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rank H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Benjamin Ber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harles Alsop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Joe Burges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Joe David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Jack Clark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Blake Tuck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Luke Dy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Andrew Graham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Warren Glov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ason Underwoo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rank Lewi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Thomas Clark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Piers Metcalf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obert Thom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Adam Bucklan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ichael Chap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an Tayl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Boris Hemming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Evan P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hil Math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Nicholas Clark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tephen Clark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hristian Dy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ndrew Ba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dam Ma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Justin Lawrenc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bastian Arnol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Julian Ogde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lexander Simp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Brian Hemming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Brandon Graham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Tim Wal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Gordon Jon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Gavin McDonal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Austin McGra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Jack Robert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avid Mill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tephen Hamilt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dam Butl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Gordon Hart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Liam Hodg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Blake Smith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onnor MacLeo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onnor Vaugh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Justin Gray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Gavin Campbe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John Arnol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an Fras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Robert Fras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Kevin McLe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William Lambe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ominic Ber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iers Wil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Warren Ros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Julian Macka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rl Simp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Boris Clark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Jack Newm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Harry Russ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Thomas Peak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ul Ha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ylan Russe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rl Morg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John Cole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harles Clark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Ian Morg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ominic Grant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drian Wals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Joe Payn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ebastian Hodg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Jack Campb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Luke Chap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onnor Simp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dward Colem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Luke Rutherfor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imon Hud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John Skinn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oris Bon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Joe Colem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Luke Inc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saac Nol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Dominic Walk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ebastian Camer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Alan Young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Boris H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Tim Shor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ominic Paig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Liam Knox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Nicholas Inc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David Jon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hil Walla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Brandon Hunt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meron Glov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Harry Davi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obert Wat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Frank North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iam Jone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meron Smi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enjamin Scott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Warren Oliv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Dan Baile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David B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rl Alla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Tim Butl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Jonathan Nol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imon Oliv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att Jam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revor Chapm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Warren Rutherfor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Isaac Wat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Jason Blak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Joshua Rampling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Keith Dunc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saac Fish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ichard Aver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Oliver Powe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Victor Berry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Oliver Parson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Thomas Russ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Luke Newma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Joseph Baile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Leonard Campb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athan Vaugh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Trevor Hender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Tim Be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Neil Thom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Dominic Sutherland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ric Wallac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Liam Fras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Alan Payn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Joshua Suther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Ian Ba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Joshua Hender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x Berry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Andrew Brow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Joe Ke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ean Ander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olin P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nthony Rampling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van Hemming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Boris Hunt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am Hi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revor Marti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x Hender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Oliver Taylo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olin Rutherfor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dam Payn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Boris Buck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Keith Rutherfor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ndrew Wilkin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Leonard Mill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hristian Wat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Adrian David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harles Underwoo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ustin Abraham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Peter Wil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lake Cole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am Lawren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Evan Mackenzi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onnor McLe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Julian Turn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Justin Wrigh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Lucas Jame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Evan Graham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Joseph Hamilt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oris Ander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Gavin David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Matt Hunt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Austin Wright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Alan Burges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ason Hunt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Victor Jam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Jacob Hi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Boris Churchi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Oliver Hud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Joe Nas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iers Be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homas King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Gavin Forsy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Edward Mill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Evan Bow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athan Jones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Neil Dicken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Tim Nor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uke Forsyt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Victor Robert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imon Edmund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im Robert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Joshua Manning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James Johnst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van All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Kevin Mill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Oliver Wat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olin Walk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Frank Gib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Kevin Underwoo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tephen Morg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Julian Nol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Keith Morg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lake Underwoo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Edward Abraham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Ian Camer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Neil Ma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Gavin Bo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Warren Ker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Nathan Ogde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Alan North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revor Pullma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x Mackay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Adrian Lyma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Benjamin Marti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Luke Roberts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hil May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Gavin Skinn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Gordon Vanc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Michael Graham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Warren Dicken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Jake G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eter Welc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James Wilkin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Liam Skinn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harles Taylo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Thomas Pater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hristopher Butl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Brandon Oliv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Trevor In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Boris Underwoo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Alan Lambert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tewart Dowd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Gordon Fish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Lucas Graham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oshua Marshal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obert Be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rl Parson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Brandon Blak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Dan Fergu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Andrew Whit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tewart Pip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Ian Wal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James Clark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rl Terr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Edward Edmund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rl L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William Churchi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Liam Fish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Jason Campb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Dominic Tuck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Trevor Hill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Max Harri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David Kelly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Adam Abraham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Nathan Mathi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hristian Powe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Oliver Camer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Paul Ke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Phil Paig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John Nash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Oliver Robert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Ian Blak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Brandon McGrat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Peter Russe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Liam Davi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Brandon North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Eric Morri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ordon Vaugh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Jason Wallac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Benjamin Glov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Andrew New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Phil Simp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Ryan Spring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Piers Hugh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an Mackenzi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ebastian Hunt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Tim Taylo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Jonathan Bucklan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athan Simp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Lucas Hi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aul Dow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Ian Skinn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Nathan Kell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Jack Le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van Sho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Phil Harri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Alexander Dow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James Smi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avid Peter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Trevor Hamilt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an Simp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lin MacDonal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Benjamin Shor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eter P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Adrian Edmund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Andrew Ros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Ryan Peak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meron Va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aul Bucklan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Lucas Abraham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Isaac Skinn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Luke Pullm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Anthony Johnst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Isaac Sharp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hristopher Glov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Piers Jame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David Tuc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Liam Black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Richard Hunt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imon Marti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Oliver Terr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Steven Re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lake Brow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Sebastian Walk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tewart Randall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Jason Clark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chael Robert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Paul Dunc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Sam Spring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Max Pip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Joshua Gib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ephen Cole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iers Turn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Ian Black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Joseph Bowe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teven Gib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Dominic Metcalf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Tim P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onnor Thom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Steven Glov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Joseph Wals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Jacob Grant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Nathan Short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Joe Terr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Eric New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ebastian Berr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rank Vaugh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ylan Mackay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am Randa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harles Gray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Jacob Hemming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hil Paters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Liam Newm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Alexander Fish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Adrian Mill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Anthony Murra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Dominic Bucklan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Brian Mill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Owen Butle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Trevor Wilkin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Max Campb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Ian McDonal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teven Lawrenc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ean Hardacr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James Black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iers Thom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rl Mill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Michael Dow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Benjamin Mackenzi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an Parso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meron Marti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Jason Gi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Brian Wilkin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Brandon Pow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Harry Campbe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Gordon Whit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rl Wilkin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hristopher Davie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Evan Bak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Dan Sho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Victor Kelly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even Scott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Lucas Taylo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harles Hud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John Langd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Edward Wilkin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Ian Pater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hristopher Smi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Gavin Marsh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Paul Pater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Joseph B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Lucas Clark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icholas Robert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ebastian Terry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Austin Bak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Neil Hugh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ustin Slat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James Le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oe Pater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tewart Smi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Sam Rutherfor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Richard Stewart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Brian Nort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Joe Paig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lake Le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Brian Rand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Phil Dicken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Blake Lawrenc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Austin Fish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eonard Lawre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Stephen Mitche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Warren Pow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harles Hughe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randon Fergu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William Wat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William Morri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Nicholas Randa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John Hamilt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Blake Nol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Andrew Clark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Christian Parso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Adrian Ros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Alexander Wrigh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Benjamin Dy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Isaac Smit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Gavin Mackenzi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Dylan Baile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Gordon Pool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Nicholas Harr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Thomas Spring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Gordon Underwoo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Phil Welch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James Clark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Liam Hunt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Stewart Mathi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Gordon King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Peter Sharp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Nicholas Clar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icholas MacLeo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Sam Jon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Blake Newm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Jason Forsyt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Anthony McDonald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Boris Kell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Robert Harri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Lucas Gi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Harry Avery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Sean Ree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Joe Mathi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Robert Sharp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Luke Lambert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Sam Wat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Kevin Graham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arl Arnold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Stephen Welc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Luke Hi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Stephen Langd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Piers Skinn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Victor Marti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Alexander Howard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Blake Macka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Alexander Arnol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avid Spring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Victor David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Nathan Bucklan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Tim Mill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Jacob MacDonal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Jake Baile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Sebastian Dy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Alan Clark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Joshua Reid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Connor MacDonal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Paul Russe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Isaac David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Luke Russ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Joshua Jone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Neil MacDonald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Dominic Underwoo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Boris Skinner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Sean Ma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Benjamin Smith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Justin Smith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Justin Ander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Robert Wallac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Tim Gra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Colin Harri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Warren May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Anthony Cornis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Leonard Bak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Jake Elli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harles Morri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James Terr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Liam Terr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Jason Camer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Jake Wals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Gordon Re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Julian Camero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Dylan Skinne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Owen Black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John Hunt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Steven Buck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John Hemming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Christopher Robert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Jacob Ree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Matt Parr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Owen Fras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Peter McGra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Alan Rand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Neil Paterso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Connor Hender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Jason Glov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dam Murra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Jacob MacLeo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Eric Abraham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Benjamin Lewi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Ian Manning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Brian McLe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Matt All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ndrew All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Luke Quin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Richard Ros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Richard Langd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harles Macka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Liam Whit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Oliver Johnst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James Pip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Richard Slat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Dan Parson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Dan Morri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Charles Jack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avid Rampling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Nicholas Har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Justin Lambe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Robert Jone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Oliver Hamilt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Justin Turn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Thomas Peter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Ryan King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Nicholas May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Frank Hugh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Colin Ellis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Thomas Inc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Julian Skinn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lexander Gib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Harry McGrath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Joshua Wil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Lucas Black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Steven Howard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Connor Clark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onnor Bow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Jason Simp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Harry Walke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Gordon Paig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Thomas Mitche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William Pip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Jacob Ly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Adam Also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yan Wallac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Andrew Bon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Stewart Kell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ameron Hughe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Jake Hunt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Gavin Ree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Ian Clarkso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James Howard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Trevor Grant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dam Chapma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Jacob Gib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Evan Randa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Joe Chapma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Warren Rei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Frank Clark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ustin Robert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Liam Berry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Luke Johnst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Warren Fras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Sebastian Peter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Gavin McGrath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Jacob Vaugha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an Bailey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Jonathan Forsyt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Lucas Manning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Colin Mackenzi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Joseph Clark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Owen Nash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Gordon Grant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Cameron Paig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eter North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Gordon Wal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Julian Hemming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Isaac Pete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Keith Macka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Ian Howard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Brian Russe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olin Metcalf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Richard Campbel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an Robert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Jason Bal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Adrian Brow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Matt Kerr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Harry Scot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Eric Clark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Brandon McLea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Charles Blak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Julian Dunc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Eric Campbell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Dan Inc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Leonard Marti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Jonathan Gra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Edward Berry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Nicholas Mill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Kevin Mitch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iers Hodg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Kevin Hodge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Richard Pullm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Jonathan Dy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thony Parsons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Ryan Gray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Keith Hardacr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am Rei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Joshua Hill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Isaac Vaugha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Isaac Pull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Warren Metcalf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Steven Ogde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Stephen Mathi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Jonathan Pullma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Robert Marti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Warren Lawrenc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Kevin Dy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Isaac Welch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ameron Mathi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arl Skinn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Trevor Green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Jason Le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Dylan Alla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Stewart King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hristian Tucker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an Dow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David Brow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Neil Hodges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Neil Lym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Dan MacDonal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Gavin Gibs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Justin Slate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Connor Marsha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Ian Jon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Anthony Quin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Michael Wallac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Tim Mitch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Leonard Cole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olin Dowd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Adam Edmund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Tim MacDonal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Simon Mathi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Dan Payn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Benjamin Gibs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Stephen Campbe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Alan Hugh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Colin Man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James Peter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Nathan Rampling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Trevor Campb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Sam Davie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Sean Lawrenc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Alan Alsop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Alan Davie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Kevin Peak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Adrian Thom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James Lawrenc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Phil Buckland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eil McGra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Joshua Young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Nicholas Hamilto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Michael Ly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Colin Edmund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Frank MacDonald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Benjamin Lambe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Warren Lamber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Warren Dyer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Boris Lawren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olin MacLeod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Gordon Morga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Victor Be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Neil Le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Keith Mackenzi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Trevor Berry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Dan Thomson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Liam Simpson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tewart Hemming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Richard Young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Jacob Alsop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Keith Campbe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Jacob Aver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vid Har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Alexander Pullm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Ian Mitche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Evan Stewart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Max Fergu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Jacob Parson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Anthony Marti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Phil Bell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Liam Parson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Harry Whit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teven Short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Benjamin Bucklan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Christian Mille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Victor Pullman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Frank Welc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Edward Smit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Jake Knox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Christian Peter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Dan Mill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Joe James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Justin Short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Charles Peak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Brian Dow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Gavin Alla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imon Poole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Jonathan Fisher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Evan Robert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Ian Gray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Joseph Gray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Owen Parson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tewart Bond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oseph Lyma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Owen Hardac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David Parson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Jake Langdo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Oliver Jame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Jonathan Graham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Richard Skinner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Jacob Ellis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Liam Arnol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Adam Wilkin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tewart Chapma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am Fergus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Piers Welch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Blake Vance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oe Lewis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Leonard Hil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Joshua Wilkins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teven Wallac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Christian Brow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Alexander Wal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Blake Kno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Brian Morga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onathan Johnst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Jake Wallac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am Rampling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enjamin Dowd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Phil Oliver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Joe Morri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Michael Wilkin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Keith Morrison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Joshua Churchill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Richard Ince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tewart Kerr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Adam Walk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tewart Blak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Isaac Jackso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teven Davie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Robert Skinn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Cameron Par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Nicholas Murray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tephen Mackay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Brian Cameron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Keith Inc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Isaac Gill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Victor Young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Brian Stewar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Nicholas Lawrenc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bastian Kerr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Alan Wals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Phil MacLeod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Gordon Smith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Keith Payne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William Bow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Dylan Abraha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Blake Davi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Justin Paig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imon Sutherlan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Jonathan Ferguso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Phil King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Colin Blake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Ryan Quin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Alexander Johnst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Jack Cameron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Victor Mille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Harry Graham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Cameron North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att Simpson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Keith Hunter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John Walsh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arry MacLeo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Austin Colema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Christopher Marsha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William Kell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Edward Sanderson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Charles Murray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Paul Carr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Benjamin Cornish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Frank Terry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Justin Gibso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Cameron Knox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Brian Metcalf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Joe North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Dylan Buckland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Jacob Hardacre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Sebastian White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Dan Langdon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6-03-24T12:29:48.373873067</meta:creation-date>
    <dc:date>2016-03-24T12:54:31.551796109</dc:date>
    <dc:creator>dario </dc:creator>
    <meta:editing-duration>PT24M40S</meta:editing-duration>
    <meta:editing-cycles>6</meta:editing-cycles>
    <meta:generator>LibreOffice/5.0.5.2$Linux_X86_64 LibreOffice_project/00m0$Build-2</meta:generator>
    <meta:document-statistic meta:table-count="2" meta:cell-count="23995" meta:object-count="0"/>
  </office:meta>
</office:document-meta>
</file>